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loext:opacity="100%"/>
    </style:style>
    <style:style style:name="P2" style:family="paragraph" style:parent-style-name="Standard">
      <style:text-properties style:use-window-font-color="true" loext:opacity="0%"/>
    </style:style>
    <style:style style:name="P3" style:family="paragraph" style:parent-style-name="Standard">
      <style:text-properties fo:color="#ff3333" loext:opacity="100%"/>
    </style:style>
    <style:style style:name="P4" style:family="paragraph" style:parent-style-name="Standard">
      <style:text-properties fo:color="#ff3300" loext:opacity="100%"/>
    </style:style>
    <style:style style:name="P5" style:family="paragraph" style:parent-style-name="Standard">
      <style:text-properties officeooo:rsid="0010e606" officeooo:paragraph-rsid="0010e606"/>
    </style:style>
    <style:style style:name="P6" style:family="paragraph" style:parent-style-name="Standard">
      <style:text-properties officeooo:rsid="0011de05" officeooo:paragraph-rsid="0011de05"/>
    </style:style>
    <style:style style:name="P7" style:family="paragraph" style:parent-style-name="Standard">
      <style:text-properties fo:color="#800000" loext:opacity="100%"/>
    </style:style>
    <style:style style:name="P8" style:family="paragraph" style:parent-style-name="Standard">
      <style:text-properties fo:color="#800000" loext:opacity="100%" officeooo:rsid="0011de05" officeooo:paragraph-rsid="0011de05"/>
    </style:style>
    <style:style style:name="P9" style:family="paragraph" style:parent-style-name="Standard">
      <style:text-properties fo:color="#ff3333" loext:opacity="100%"/>
    </style:style>
    <style:style style:name="P10" style:family="paragraph" style:parent-style-name="Standard">
      <style:text-properties fo:color="#000000" loext:opacity="100%" officeooo:rsid="0011de05" officeooo:paragraph-rsid="0011de05"/>
    </style:style>
    <style:style style:name="P11" style:family="paragraph" style:parent-style-name="Standard">
      <style:text-properties fo:color="#000000" loext:opacity="100%" officeooo:rsid="0012eb2b" officeooo:paragraph-rsid="0012eb2b"/>
    </style:style>
    <style:style style:name="P12" style:family="paragraph" style:parent-style-name="Standard">
      <style:text-properties style:use-window-font-color="true" loext:opacity="0%"/>
    </style:style>
    <style:style style:name="P13" style:family="paragraph" style:parent-style-name="Standard">
      <style:text-properties style:use-window-font-color="true" loext:opacity="0%" officeooo:rsid="0011de05" officeooo:paragraph-rsid="0011de05"/>
    </style:style>
    <style:style style:name="P14" style:family="paragraph" style:parent-style-name="Standard">
      <style:text-properties style:use-window-font-color="true" loext:opacity="0%" officeooo:rsid="0012eb2b" officeooo:paragraph-rsid="0012eb2b"/>
    </style:style>
    <style:style style:name="P15" style:family="paragraph" style:parent-style-name="Standard">
      <style:text-properties fo:color="#ff3300" loext:opacity="100%"/>
    </style:style>
    <style:style style:name="T1" style:family="text">
      <style:text-properties fo:color="#800000" loext:opacity="100%"/>
    </style:style>
    <style:style style:name="T2" style:family="text">
      <style:text-properties fo:color="#000000" loext:opacity="100%"/>
    </style:style>
    <style:style style:name="T3" style:family="text">
      <style:text-properties officeooo:rsid="0012eb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en segunda evaluación Base de Datos de Juan Fco. Losa Márquez – 1 DAW</text:p>
      <text:p text:style-name="Standard"/>
      <text:p text:style-name="Standard">Ejercicio1</text:p>
      <text:p text:style-name="Standard">a) </text:p>
      <text:p text:style-name="Standard">select apellido1, apellido2, nombre<text:line-break/>from persona<text:line-break/>where tipo like '%alumno%'<text:line-break/>order by apellido1, apellido2, nombre;</text:p>
      <text:p text:style-name="P5">0,3 PUNTOS</text:p>
      <text:p text:style-name="Standard"/>
      <text:p text:style-name="Standard">b)</text:p>
      <text:p text:style-name="Standard">select apellido1, apellido2, nombre<text:line-break/>from persona<text:line-break/>where telefono is null and nif like '%K'<text:line-break/>order by apellido1, apellido2, nombre;</text:p>
      <text:p text:style-name="P5">0,2 PUNTOS. FALTA PERSONA.TIPO=PROFESOR.</text:p>
      <text:p text:style-name="Standard"/>
      <text:p text:style-name="Standard">c)</text:p>
      <text:p text:style-name="Standard">select asi.nombre, c.anyo_inicio, c.anyo_fin<text:line-break/>from alumno_se_matricula_asignatura a inner join persona p<text:line-break/>on a.id_alumno = p.id<text:line-break/>inner join curso_escolar c <text:line-break/>on a.id_curso_escolar = c.id<text:line-break/>inner join asignatura asi<text:line-break/>on asi.id = a.id_asignatura<text:line-break/>where p.nif like '26902806M';</text:p>
      <text:p text:style-name="P5">0,7 PUNTOS</text:p>
      <text:p text:style-name="Standard"/>
      <text:p text:style-name="Standard">d)</text:p>
      <text:p text:style-name="Standard">select p.nombre, p.apellido1, p.apellido2, asi.nombre<text:line-break/>from alumno_se_matricula_asignatura a inner join persona p<text:line-break/>on a.id_alumno = p.id<text:line-break/>inner join curso_escolar c <text:line-break/>on a.id_curso_escolar = c.id<text:line-break/>inner join asignatura asi<text:line-break/>on asi.id = a.id_asignatura<text:line-break/>where exists (select * from curso_escolar<text:line-break/><text:tab/>where anyo_inicio like '2018%')<text:line-break/>order by p.nombre;</text:p>
      <text:p text:style-name="P5">0,5 PUNTOS. SALEN TODOS LOS ALUMNOS NO SOLO LOS DEL CURSO 18/19.</text:p>
      <text:p text:style-name="Standard"/>
      <text:p text:style-name="Standard">e)</text:p>
      <text:p text:style-name="Standard">select tipo, count(*) as 'Número de mujeres'<text:line-break/>from persona<text:line-break/>where tipo like 'alumno' and sexo like 'M';</text:p>
      <text:p text:style-name="P5">0,4 PUNTOS</text:p>
      <text:p text:style-name="Standard"/>
      <text:p text:style-name="Standard">f)</text:p>
      <text:p text:style-name="Standard">select d.nombre, count(*) as 'Número de profesores'<text:line-break/>from departamento d inner join profesor p on d.id = p.id_departamento<text:line-break/>group by d.nombre;</text:p>
      <text:p text:style-name="P5">0,5 PUNTOS. FALTA ORDENARLO POR NÚMERO DE PROFESORES.</text:p>
      <text:p text:style-name="Standard"><text:soft-page-break/>g)</text:p>
      <text:p text:style-name="Standard">select pe.id, pe.nombre, pe.apellido1, pe.apellido2, count(*) as 'Número de asignaturas'<text:line-break/>from (persona pe<text:line-break/><text:tab/>left join profesor pr on pe.id = pr.id_profesor <text:line-break/><text:tab/>left join asignatura a on a.id_profesor = pr.id_profesor)<text:line-break/>group by pe.id<text:line-break/>order by 5 desc;</text:p>
      <text:p text:style-name="P6">0,2 PUNTOS. NO ESTA BIEN. TE SALEN ALUMNOS Y PROFESORES Y LA CUENTA DE ASIGNATURAS TAMPOCO ES CORRECTA.</text:p>
      <text:p text:style-name="Standard"/>
      <text:p text:style-name="Standard">h)</text:p>
      <text:p text:style-name="Standard">select g.nombre, count(*) as 'Numero asignaturas'<text:line-break/>from grado g left join asignatura a<text:line-break/>on g.id = a.id_grado<text:line-break/><text:span text:style-name="T1">/*where 'Numero asignaturas' &gt; 40*/</text:span><text:line-break/>group by g.id;</text:p>
      <text:p text:style-name="P6">0,3 PUNTOS. <text:span text:style-name="T1"><text:s/></text:span><text:span text:style-name="T2">'Numero asignaturas' &gt; 40 ESO EN EL HAVING.</text:span></text:p>
      <text:p text:style-name="Standard"/>
      <text:p text:style-name="Standard">i)</text:p>
      <text:p text:style-name="Standard">select tipo, count(*) as 'nacidos 1999'<text:line-break/>from persona <text:line-break/>where fecha_nacimiento like '1999%' and tipo like 'alumno'<text:line-break/>group by tipo;</text:p>
      <text:p text:style-name="P6">0,4 PUNTOS</text:p>
      <text:p text:style-name="Standard"/>
      <text:p text:style-name="Standard">j)</text:p>
      <text:p text:style-name="P1">select * from persona<text:line-break/>group by (select min(fecha_nacimiento) from persona)<text:line-break/>order by fecha_nacimiento desc;</text:p>
      <text:p text:style-name="P8">0 puntos</text:p>
      <text:p text:style-name="P1"/>
      <text:p text:style-name="P2">k)</text:p>
      <text:p text:style-name="P3">update asignatura set id_profesor = <text:line-break/><text:tab/>(select id from persona where apellido1 like 'Fahey');</text:p>
      <text:p text:style-name="P3">Si, hacerlo lo he hecho; pero la he liado muy grave... también, se me ha olvidado la condición.</text:p>
      <text:p text:style-name="P10">0,2 puntos. Ha faltado el where asignatura.nombre=”Biorreactores”. Y también faltaba dejarlo como estaba.</text:p>
      <text:p text:style-name="P3"/>
      <text:p text:style-name="P2">l)</text:p>
      <text:p text:style-name="P2">select * from departamento<text:line-break/>where not exists(select * from alumno_se_matricula_asignatura<text:line-break/><text:tab/><text:tab/><text:tab/><text:tab/><text:tab/>where id_curso_escolar = null)</text:p>
      <text:p text:style-name="P13">0 puntos. No funciona. Salen todos los departamentos. <text:span text:style-name="T3">En la definición del atributo en la creación de la tabla te dice que el id_curso_escolar no puede ser nulo.</text:span></text:p>
      <text:p text:style-name="P2"/>
      <text:p text:style-name="P2">m)</text:p>
      <text:p text:style-name="P4">select de.nombre, pr.id_profesor, a.nombre, pe.nombre, cu.anyo_inicio, cu.anyo_fin<text:line-break/>from persona pe join profesor pr<text:line-break/>on pe.id = pr.id_profesor<text:line-break/>join departamento de on pr.id_departamento = de.id<text:line-break/>join asignatura a on a.id_profesor = pr.id_profesor<text:line-break/>join alumno_se_matricula_asignatura aa on aa.id_asignatura = a.id<text:line-break/><text:soft-page-break/>join curso_escolar cu on aa.id_curso_escolar = cu.id<text:line-break/>order by pe.nombre;</text:p>
      <text:p text:style-name="P11">0 puntos.</text:p>
      <text:p text:style-name="P4"/>
      <text:p text:style-name="P4"/>
      <text:p text:style-name="P2">Ejercicio 3</text:p>
      <text:p text:style-name="P2">create view Basicas_por_departamento_grado as<text:line-break/>select de.nombre, a.nombre<text:line-break/>from departamento de, profesor pr, asignatura a, <text:line-break/><text:tab/> grado g<text:line-break/>where pr.id_profesor = a.id_profesor<text:line-break/><text:tab/>and de.id = pr.id_departamento<text:line-break/> <text:s text:c="3"/>and a.id_grado = g.id<text:line-break/><text:tab/>and a.tipo like 'básica'<text:line-break/>order by de.nombre, a.nombre;</text:p>
      <text:p text:style-name="P14">1 PUNTO</text:p>
      <text:p text:style-name="P14"/>
      <text:p text:style-name="P14">TOTAL EXAMEN 4,7 PUN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fri losa</meta:initial-creator>
    <meta:creation-date>2021-03-10T15:17:28.67</meta:creation-date>
    <dc:date>2021-03-13T20:27:21.705000000</dc:date>
    <meta:editing-duration>PT25M52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46" meta:word-count="515" meta:character-count="3491" meta:non-whitespace-character-count="2996"/>
  </office:meta>
</office:document-meta>
</file>